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00.7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7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MODEL <text:s text:c="4"/></text:p>
          </table:table-cell>
          <table:table-cell office:value-type="string" calcext:value-type="string">
            <text:p><text:s text:c="5"/>RMSE</text:p>
          </table:table-cell>
          <table:table-cell office:value-type="string" calcext:value-type="string">
            <text:p><text:s text:c="6"/>MAE</text:p>
          </table:table-cell>
          <table:table-cell office:value-type="string" calcext:value-type="string">
            <text:p><text:s text:c="5"/>MAPE</text:p>
          </table:table-cell>
          <table:table-cell office:value-type="string" calcext:value-type="string">
            <text:p><text:s text:c="8"/>R2</text:p>
          </table:table-cell>
          <table:table-cell office:value-type="string" calcext:value-type="string">
            <text:p><text:s/>FUTURE_LAG</text:p>
          </table:table-cell>
          <table:table-cell office:value-type="string" calcext:value-type="string">
            <text:p>SEASON </text:p>
          </table:table-cell>
        </table:table-row>
        <table:table-row table:style-name="ro1">
          <table:table-cell office:value-type="string" calcext:value-type="string">
            <text:p>MLR <text:s text:c="6"/></text:p>
          </table:table-cell>
          <table:table-cell office:value-type="float" office:value="51.67569" calcext:value-type="float">
            <text:p>51,67569</text:p>
          </table:table-cell>
          <table:table-cell office:value-type="float" office:value="36.08082" calcext:value-type="float">
            <text:p>36,08082</text:p>
          </table:table-cell>
          <table:table-cell office:value-type="float" office:value="78.78224" calcext:value-type="float">
            <text:p>78,78224</text:p>
          </table:table-cell>
          <table:table-cell office:value-type="float" office:value="0.4286787" calcext:value-type="float">
            <text:p>0,428678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R LASSO </text:p>
          </table:table-cell>
          <table:table-cell office:value-type="float" office:value="52.5014" calcext:value-type="float">
            <text:p>52,5014</text:p>
          </table:table-cell>
          <table:table-cell office:value-type="float" office:value="36.1735" calcext:value-type="float">
            <text:p>36,1735</text:p>
          </table:table-cell>
          <table:table-cell office:value-type="float" office:value="77.59628" calcext:value-type="float">
            <text:p>77,59628</text:p>
          </table:table-cell>
          <table:table-cell office:value-type="float" office:value="0.410275" calcext:value-type="float">
            <text:p>0,4102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R ln(PM2.5) <text:s text:c="2"/></text:p>
          </table:table-cell>
          <table:table-cell office:value-type="float" office:value="56.61526" calcext:value-type="float">
            <text:p>56,61526</text:p>
          </table:table-cell>
          <table:table-cell office:value-type="float" office:value="36.2321" calcext:value-type="float">
            <text:p>36,2321</text:p>
          </table:table-cell>
          <table:table-cell office:value-type="float" office:value="62.25317" calcext:value-type="float">
            <text:p>62,25317</text:p>
          </table:table-cell>
          <table:table-cell office:value-type="float" office:value="0.3142359" calcext:value-type="float">
            <text:p>0,314235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ANN (5), threshold = 0.7</text:p>
          </table:table-cell>
          <table:table-cell office:value-type="float" office:value="53.243372" calcext:value-type="float">
            <text:p>53,243372</text:p>
          </table:table-cell>
          <table:table-cell office:value-type="float" office:value="36.541422" calcext:value-type="float">
            <text:p>36,541422</text:p>
          </table:table-cell>
          <table:table-cell office:value-type="float" office:value="74.290668" calcext:value-type="float">
            <text:p>74,290668</text:p>
          </table:table-cell>
          <table:table-cell office:value-type="float" office:value="0.39321856" calcext:value-type="float">
            <text:p>0,393218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SVR gamma = 0.000244, epsilon = 0.5, C = 1 <text:s text:c="6"/></text:p>
          </table:table-cell>
          <table:table-cell office:value-type="float" office:value="55.1933" calcext:value-type="float">
            <text:p>55,1933</text:p>
          </table:table-cell>
          <table:table-cell office:value-type="float" office:value="36.47917" calcext:value-type="float">
            <text:p>36,47917</text:p>
          </table:table-cell>
          <table:table-cell office:value-type="float" office:value="64.80001" calcext:value-type="float">
            <text:p>64,80001</text:p>
          </table:table-cell>
          <table:table-cell office:value-type="float" office:value="0.3482509" calcext:value-type="float">
            <text:p>0,34825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nter </text:p>
          </table:table-cell>
        </table:table-row>
        <table:table-row table:style-name="ro1">
          <table:table-cell office:value-type="string" calcext:value-type="string">
            <text:p>MLR <text:s text:c="6"/></text:p>
          </table:table-cell>
          <table:table-cell office:value-type="float" office:value="17.93692" calcext:value-type="float">
            <text:p>17,93692</text:p>
          </table:table-cell>
          <table:table-cell office:value-type="float" office:value="13.25281" calcext:value-type="float">
            <text:p>13,25281</text:p>
          </table:table-cell>
          <table:table-cell office:value-type="float" office:value="68.97246" calcext:value-type="float">
            <text:p>68,97246</text:p>
          </table:table-cell>
          <table:table-cell office:value-type="float" office:value="-0.0084542" calcext:value-type="float">
            <text:p>-0,00845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R LASSO </text:p>
          </table:table-cell>
          <table:table-cell office:value-type="float" office:value="17.30321" calcext:value-type="float">
            <text:p>17,30321</text:p>
          </table:table-cell>
          <table:table-cell office:value-type="float" office:value="12.66163" calcext:value-type="float">
            <text:p>12,66163</text:p>
          </table:table-cell>
          <table:table-cell office:value-type="float" office:value="67.26883" calcext:value-type="float">
            <text:p>67,26883</text:p>
          </table:table-cell>
          <table:table-cell office:value-type="float" office:value="0.0615448" calcext:value-type="float">
            <text:p>0,06154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R ln(PM2.5) <text:s text:c="2"/></text:p>
          </table:table-cell>
          <table:table-cell office:value-type="float" office:value="16.75728" calcext:value-type="float">
            <text:p>16,75728</text:p>
          </table:table-cell>
          <table:table-cell office:value-type="float" office:value="11.38535" calcext:value-type="float">
            <text:p>11,38535</text:p>
          </table:table-cell>
          <table:table-cell office:value-type="float" office:value="53.58503" calcext:value-type="float">
            <text:p>53,58503</text:p>
          </table:table-cell>
          <table:table-cell office:value-type="float" office:value="0.1198285" calcext:value-type="float">
            <text:p>0,119828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ANN (6_5th_0.7 <text:s/></text:p>
          </table:table-cell>
          <table:table-cell office:value-type="float" office:value="16.782814" calcext:value-type="float">
            <text:p>16,782814</text:p>
          </table:table-cell>
          <table:table-cell office:value-type="float" office:value="12.170492" calcext:value-type="float">
            <text:p>12,170492</text:p>
          </table:table-cell>
          <table:table-cell office:value-type="float" office:value="68.968268" calcext:value-type="float">
            <text:p>68,968268</text:p>
          </table:table-cell>
          <table:table-cell office:value-type="float" office:value="0.1168418" calcext:value-type="float">
            <text:p>0,11684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SVR gamma = 0.000977, epsilon = 2, C = 1 <text:s text:c="8"/></text:p>
          </table:table-cell>
          <table:table-cell office:value-type="float" office:value="16.30604" calcext:value-type="float">
            <text:p>16,30604</text:p>
          </table:table-cell>
          <table:table-cell office:value-type="float" office:value="11.20915" calcext:value-type="float">
            <text:p>11,20915</text:p>
          </table:table-cell>
          <table:table-cell office:value-type="float" office:value="55.84089" calcext:value-type="float">
            <text:p>55,84089</text:p>
          </table:table-cell>
          <table:table-cell office:value-type="float" office:value="0.1665921" calcext:value-type="float">
            <text:p>0,16659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pring </text:p>
          </table:table-cell>
        </table:table-row>
        <table:table-row table:style-name="ro1">
          <table:table-cell office:value-type="string" calcext:value-type="string">
            <text:p>MLR <text:s text:c="6"/></text:p>
          </table:table-cell>
          <table:table-cell office:value-type="float" office:value="10.673358" calcext:value-type="float">
            <text:p>10,673358</text:p>
          </table:table-cell>
          <table:table-cell office:value-type="float" office:value="8.33359" calcext:value-type="float">
            <text:p>8,33359</text:p>
          </table:table-cell>
          <table:table-cell office:value-type="float" office:value="56.71504" calcext:value-type="float">
            <text:p>56,71504</text:p>
          </table:table-cell>
          <table:table-cell office:value-type="float" office:value="-0.2328133" calcext:value-type="float">
            <text:p>-0,23281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R LASSO </text:p>
          </table:table-cell>
          <table:table-cell office:value-type="float" office:value="10.012102" calcext:value-type="float">
            <text:p>10,012102</text:p>
          </table:table-cell>
          <table:table-cell office:value-type="float" office:value="7.727151" calcext:value-type="float">
            <text:p>7,727151</text:p>
          </table:table-cell>
          <table:table-cell office:value-type="float" office:value="52.01232" calcext:value-type="float">
            <text:p>52,01232</text:p>
          </table:table-cell>
          <table:table-cell office:value-type="float" office:value="-0.0847901" calcext:value-type="float">
            <text:p>-0,08479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R ln(PM2.5) <text:s text:c="2"/></text:p>
          </table:table-cell>
          <table:table-cell office:value-type="float" office:value="9.022887" calcext:value-type="float">
            <text:p>9,022887</text:p>
          </table:table-cell>
          <table:table-cell office:value-type="float" office:value="6.875171" calcext:value-type="float">
            <text:p>6,875171</text:p>
          </table:table-cell>
          <table:table-cell office:value-type="float" office:value="47.51588" calcext:value-type="float">
            <text:p>47,51588</text:p>
          </table:table-cell>
          <table:table-cell office:value-type="float" office:value="0.1189791" calcext:value-type="float">
            <text:p>0,11897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ANN (4_2), threshold = 0.5</text:p>
          </table:table-cell>
          <table:table-cell office:value-type="float" office:value="9.028327" calcext:value-type="float">
            <text:p>9,028327</text:p>
          </table:table-cell>
          <table:table-cell office:value-type="float" office:value="7.1651948" calcext:value-type="float">
            <text:p>7,1651948</text:p>
          </table:table-cell>
          <table:table-cell office:value-type="float" office:value="57.82937" calcext:value-type="float">
            <text:p>57,82937</text:p>
          </table:table-cell>
          <table:table-cell office:value-type="float" office:value="0.11762474" calcext:value-type="float">
            <text:p>0,117624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SVR gamma = 0.00391, epsilon = 0.0312, C = 0.25 <text:s/></text:p>
          </table:table-cell>
          <table:table-cell office:value-type="float" office:value="8.855914" calcext:value-type="float">
            <text:p>8,855914</text:p>
          </table:table-cell>
          <table:table-cell office:value-type="float" office:value="6.850398" calcext:value-type="float">
            <text:p>6,850398</text:p>
          </table:table-cell>
          <table:table-cell office:value-type="float" office:value="48.53139" calcext:value-type="float">
            <text:p>48,53139</text:p>
          </table:table-cell>
          <table:table-cell office:value-type="float" office:value="0.1512848" calcext:value-type="float">
            <text:p>0,15128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mmer </text:p>
          </table:table-cell>
        </table:table-row>
        <table:table-row table:style-name="ro1">
          <table:table-cell office:value-type="string" calcext:value-type="string">
            <text:p>MLR <text:s text:c="6"/></text:p>
          </table:table-cell>
          <table:table-cell office:value-type="float" office:value="25.96415" calcext:value-type="float">
            <text:p>25,96415</text:p>
          </table:table-cell>
          <table:table-cell office:value-type="float" office:value="19.03153" calcext:value-type="float">
            <text:p>19,03153</text:p>
          </table:table-cell>
          <table:table-cell office:value-type="float" office:value="73.94016" calcext:value-type="float">
            <text:p>73,94016</text:p>
          </table:table-cell>
          <table:table-cell office:value-type="float" office:value="0.2113251" calcext:value-type="float">
            <text:p>0,21132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R LASSO </text:p>
          </table:table-cell>
          <table:table-cell office:value-type="float" office:value="26.16661" calcext:value-type="float">
            <text:p>26,16661</text:p>
          </table:table-cell>
          <table:table-cell office:value-type="float" office:value="18.98934" calcext:value-type="float">
            <text:p>18,98934</text:p>
          </table:table-cell>
          <table:table-cell office:value-type="float" office:value="73.3761" calcext:value-type="float">
            <text:p>73,3761</text:p>
          </table:table-cell>
          <table:table-cell office:value-type="float" office:value="0.198977" calcext:value-type="float">
            <text:p>0,1989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MLR ln(PM2.5) <text:s text:c="2"/></text:p>
          </table:table-cell>
          <table:table-cell office:value-type="float" office:value="27.35247" calcext:value-type="float">
            <text:p>27,35247</text:p>
          </table:table-cell>
          <table:table-cell office:value-type="float" office:value="18.76111" calcext:value-type="float">
            <text:p>18,76111</text:p>
          </table:table-cell>
          <table:table-cell office:value-type="float" office:value="55.62552" calcext:value-type="float">
            <text:p>55,62552</text:p>
          </table:table-cell>
          <table:table-cell office:value-type="float" office:value="0.1247277" calcext:value-type="float">
            <text:p>0,124727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ANN (5_5), threshold = 0.5</text:p>
          </table:table-cell>
          <table:table-cell office:value-type="float" office:value="25.742708" calcext:value-type="float">
            <text:p>25,742708</text:p>
          </table:table-cell>
          <table:table-cell office:value-type="float" office:value="18.756346" calcext:value-type="float">
            <text:p>18,756346</text:p>
          </table:table-cell>
          <table:table-cell office:value-type="float" office:value="70.533608" calcext:value-type="float">
            <text:p>70,533608</text:p>
          </table:table-cell>
          <table:table-cell office:value-type="float" office:value="0.22468024" calcext:value-type="float">
            <text:p>0,22468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  <table:table-row table:style-name="ro1">
          <table:table-cell office:value-type="string" calcext:value-type="string">
            <text:p>SVR gamma = 0.000244, epsilon = 0.5, C = 4 <text:s text:c="5"/></text:p>
          </table:table-cell>
          <table:table-cell office:value-type="float" office:value="26.42487" calcext:value-type="float">
            <text:p>26,42487</text:p>
          </table:table-cell>
          <table:table-cell office:value-type="float" office:value="18.54455" calcext:value-type="float">
            <text:p>18,54455</text:p>
          </table:table-cell>
          <table:table-cell office:value-type="float" office:value="62.90965" calcext:value-type="float">
            <text:p>62,90965</text:p>
          </table:table-cell>
          <table:table-cell office:value-type="float" office:value="0.183087" calcext:value-type="float">
            <text:p>0,18308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utumn 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7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7T20:33:45.605168421</meta:creation-date>
    <dc:date>2018-07-17T20:37:15.380998533</dc:date>
    <meta:editing-duration>PT3M29S</meta:editing-duration>
    <meta:editing-cycles>3</meta:editing-cycles>
    <meta:generator>LibreOffice/6.0.3.2$Linux_X86_64 LibreOffice_project/00m0$Build-2</meta:generator>
    <meta:document-statistic meta:table-count="1" meta:cell-count="147" meta:object-count="0"/>
  </office:meta>
</office:document-meta>
</file>